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3d8e3"/>
    </style:style>
    <style:style style:name="P3" style:family="paragraph" style:parent-style-name="Standard">
      <style:text-properties officeooo:paragraph-rsid="0023feb2"/>
    </style:style>
    <style:style style:name="P4" style:family="paragraph" style:parent-style-name="Standard">
      <style:text-properties officeooo:paragraph-rsid="0043ff56"/>
    </style:style>
    <style:style style:name="P5" style:family="paragraph" style:parent-style-name="Standard">
      <style:paragraph-properties style:writing-mode="lr-tb"/>
      <style:text-properties officeooo:paragraph-rsid="0043ff56"/>
    </style:style>
    <style:style style:name="T1" style:family="text">
      <style:text-properties officeooo:rsid="0043d8e3"/>
    </style:style>
    <style:style style:name="T2" style:family="text">
      <style:text-properties officeooo:rsid="0043f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periphrastic perfect forms.</text:p>
      <text:p text:style-name="P1"/>
      <text:p text:style-name="P5">१) कारयामास → → <text:s/></text:p>
      <text:p text:style-name="P4">२) तानयां चकृध्वे → → <text:s/></text:p>
      <text:p text:style-name="P4">३) ग्राहयामासतुः → → <text:s/></text:p>
      <text:p text:style-name="P4">४) ईक्षां चक्रिरे → → <text:s/></text:p>
      <text:p text:style-name="P4">५) आसं चक्रे → → <text:s/></text:p>
      <text:p text:style-name="P4">६) क्रामयां चकृवहे → → <text:s/></text:p>
      <text:p text:style-name="P4">७) कारयां बभूव → → <text:s/></text:p>
      <text:p text:style-name="P4">८) आसामास → → <text:s/></text:p>
      <text:p text:style-name="P4"/>
      <text:p text:style-name="P1">2) Give the periphrastic perfect of the causative of each verbal root as specified in brackets. (All</text:p>
      <text:p text:style-name="P1">these verbs form regular causatives, strengthening the root syllable until it is heavy.) For this</text:p>
      <text:p text:style-name="P1">exercise, use only √अस्, not √भू or √कृ .</text:p>
      <text:p text:style-name="P4">a) √चर् (3rd Du) → → <text:s/></text:p>
      <text:p text:style-name="P4">b) √त्यज् (2nd Pl) → → <text:s/></text:p>
      <text:p text:style-name="P4">c) √कथ् (1st Sg) → → <text:s/></text:p>
      <text:p text:style-name="P4">d) √क्षिप् (1st Pl) → → <text:s/></text:p>
      <text:p text:style-name="P4">e) √अद् (3rd Sg) → → <text:s/></text:p>
      <text:p text:style-name="P4">f) √तप् (2nd Du) → → <text:s/></text:p>
      <text:p text:style-name="P4">g) √कॢ प् (2nd Sg) → → <text:s/></text:p>
      <text:p text:style-name="P4">h) √छिद् (3rd Pl) → → <text:s/></text:p>
      <text:p text:style-name="P4"/>
      <text:p text:style-name="P1">3) Translate into English.</text:p>
      <text:p text:style-name="P1"/>
      <text:p text:style-name="P1">१) महता यत्नेन नरौ गृहं शत्रुभ्यः पालयामासतुः ।</text:p>
      <text:p text:style-name="P1">२) पौरा अधिपतिं कृताञ्जलयो ऽभिगम्य नेमुः ।</text:p>
      <text:p text:style-name="P1">३) कन्या बालं छिन्नं वृक्षं दर्शयामासुः ।</text:p>
      <text:p text:style-name="P1">४) आसीद्राजा नलो नाम वीरसेनसुतो बली ।</text:p>
      <text:p text:style-name="P1">उपपन्नो गुण<text:span text:style-name="T2">ै</text:span>र<text:span text:style-name="T2">ि</text:span>ष्टै रूपवानश्वकोविदः ।। (वीरसेन- name of a king; सुत- (m.) ‘son’; उपपन्न- +</text:p>
      <text:p text:style-name="P1">Instr ‘equipped with, having’)</text:p>
      <text:p text:style-name="P1">५) पितामहः (guess!) प्रसन्नान्बालान्कथां कथयां बभूव ।</text:p>
      <text:p text:style-name="P1">६) बाले युवयोः कतरा शत्रून्पूर्वं लक्षयामासिथ ।</text:p>
      <text:p text:style-name="P1">७) दूतो नश्चम्वो रणं वर्णयामास ।</text:p>
      <text:p text:style-name="P1">८) मानुषा भुवमवतीर्णं देवं प्रणेमुः ।</text:p>
      <text:p text:style-name="P1">९) न कदा चित्पक्षिनां गणैर्वृतं भुवमीक्षां चक्र इति कन्याब्रवीत् ।</text:p>
      <text:p text:style-name="P1">१०) दग्धस्य पुरस्य दर्शनं पौराञ्शोचयामास ।</text:p>
      <text:p text:style-name="P1">११) मानुषा अधिपतिं ससेनं युद्धात्प्रत्यागतमानृचुः ।</text:p>
      <text:p text:style-name="P1">१२) सुखिनो वृक्षस्य छायायामासां चकृमहे ।</text:p>
      <text:p text:style-name="P1"/>
      <text:p text:style-name="P1"/>
      <text:p text:style-name="P1">READING: Bhagavad-Gītā 1.34–40 – Arjuna asks Kṛṣṇa for advice</text:p>
      <text:p text:style-name="P1"/>
      <text:p text:style-name="P1">आचार्याः पितरः पुत्रास्तथैव च पितामहाः ।</text:p>
      <text:p text:style-name="P1">मातुलाः श्वशुराः पौत्राः श्यालाः संबन्धिनस्तथा ॥ १-३४॥</text:p>
      <text:p text:style-name="P1">एतान्न हन्तुमिच्छामि घ्नतो ऽपि मधुसूदन ।</text:p>
      <text:p text:style-name="P1">अपि त्रैलोक्यराज्यस्य हेतोः किं नु महीकृ ते ॥ १-३५॥</text:p>
      <text:p text:style-name="P1"><text:soft-page-break/>निहत्य धार्तराष्ट्रान्नः का प्रीतिः स्याज्जनार्दन ।</text:p>
      <text:p text:style-name="P1">पापमेवाश्रयेदस्मान्हत्वैतानाततायिनः ॥ १-३६॥</text:p>
      <text:p text:style-name="P1">तस्मान्नार्हा वयं हन्तुं धार्तराष्ट्रान्स्वबान्धवान् ।</text:p>
      <text:p text:style-name="P1">स्वजनं हि कथं हत्वा सुखिनःस्याम माधव ॥ १-३७॥</text:p>
      <text:p text:style-name="P1">यद्यप्येते न पश्यन्ति लोभोपहतचेतसः ।</text:p>
      <text:p text:style-name="P1">कुलक्षयकृ तं दोषं मित्रद्रोहे च पातकम् ॥ १-३८॥</text:p>
      <text:p text:style-name="P1">कथं न ज्ञेयमस्माभिः पापादस्मान्निवर्तितमु ् ।</text:p>
      <text:p text:style-name="P1">कु लक्षयकृ तं दोषं प्रपश्यद्भिर्जनार्दन ॥ १-३९॥</text:p>
      <text:p text:style-name="P1">कु लक्षये प्रणश्यन्ति कु लधर्माः सनातनाः ।</text:p>
      <text:p text:style-name="P1">धर्मे नष्टे कु लं कृ त्स्नमधर्मो ऽभिभवत्युत ॥ १-४०॥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5:20:13.951652973</dc:date>
    <meta:editing-duration>P1DT13H7M</meta:editing-duration>
    <meta:editing-cycles>59</meta:editing-cycles>
    <meta:generator>LibreOffice/7.4.7.2$Linux_X86_64 LibreOffice_project/40$Build-2</meta:generator>
    <meta:document-statistic meta:table-count="0" meta:image-count="0" meta:object-count="0" meta:page-count="2" meta:paragraph-count="50" meta:word-count="342" meta:character-count="1450" meta:non-whitespace-character-count="1126"/>
  </office:meta>
</office:document-meta>
</file>